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9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4pt" style:font-size-asian="44pt" style:font-size-complex="4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7"/>
          <table:table-cell/>
        </table:table-row>
        <table:table-row table:style-name="ro2">
          <table:table-cell/>
          <table:table-cell table:style-name="ce1" office:value-type="string">
            <text:p>Bruit de fond</text:p>
          </table:table-cell>
          <table:table-cell table:number-columns-repeated="4"/>
          <table:table-cell table:style-name="ce8" office:value-type="string">
            <text:p>PLAY LIST 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string">
            <text:p>MUSIQUE</text:p>
          </table:table-cell>
          <table:table-cell/>
        </table:table-row>
        <table:table-row table:style-name="ro3">
          <table:table-cell/>
          <table:table-cell table:style-name="ce2" office:value-type="string">
            <text:p><text:s text:c="20"/>Duo acoustiqu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4">
          <table:table-cell/>
          <table:table-cell office:value-type="string">
            <text:p>Accueil <text:s text:c="2"/>Le duo <text:s text:c="2"/>Photos <text:s text:c="2"/>Vidéos <text:s text:c="2"/>Liens <text:s text:c="2"/><text:span text:style-name="T1">Boutique</text:span> <text:s text:c="2"/>Contact</text:p>
          </table:table-cell>
          <table:table-cell table:number-columns-repeated="4"/>
          <table:table-cell table:style-name="ce6"/>
          <table:table-cell/>
        </table:table-row>
        <table:table-row table:style-name="ro1" table:number-rows-repeated="2">
          <table:table-cell table:number-columns-repeated="6"/>
          <table:table-cell table:style-name="ce7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3"/>
          <table:table-cell/>
        </table:table-row>
        <table:table-row table:style-name="ro1" table:number-rows-repeated="2"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5" office:value-type="string">
            <text:p>photos devant</text:p>
          </table:table-cell>
          <table:table-cell table:number-columns-repeated="4"/>
          <table:table-cell table:style-name="ce5" office:value-type="string">
            <text:p>Diaporama photos</text:p>
          </table:table-cell>
          <table:table-cell/>
        </table:table-row>
        <table:table-row table:style-name="ro1">
          <table:table-cell/>
          <table:table-cell table:style-name="ce5" office:value-type="string">
            <text:p>pochette 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office:value-type="string">
            <text:p><text:s text:c="7"/>Pour vous procurer notre <text:s/>CD 5 titres, 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number-columns-repeated="2"/>
          <table:table-cell office:value-type="string">
            <text:p><text:s text:c="3"/>contactez nous via le formulaire ci-dessous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/>
          <table:table-cell table:style-name="ce4"/>
          <table:table-cell table:number-columns-repeated="4"/>
          <table:table-cell table:style-name="ce5" office:value-type="string">
            <text:p>les <text:s/>dates à venir</text:p>
          </table:table-cell>
          <table:table-cell/>
        </table:table-row>
        <table:table-row table:style-name="ro1">
          <table:table-cell/>
          <table:table-cell table:style-name="ce5" office:value-type="string">
            <text:p>photos arrière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>
            <text:p>pochette 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7" table:number-columns-repeated="4"/>
          <table:table-cell table:number-columns-repeated="3"/>
        </table:table-row>
        <table:table-row table:style-name="ro1">
          <table:table-cell/>
          <table:table-cell table:style-name="ce7"/>
          <table:table-cell office:value-type="string">
            <text:p><text:s text:c="9"/>FORMULAIRE </text:p>
          </table:table-cell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/>
          <table:table-cell table:style-name="ce7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style-name="ce7" table:number-columns-repeated="4"/>
          <table:table-cell table:number-columns-repeated="3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6"/>
          <table:table-cell table:style-name="ce6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20/04/2013</text:date>, <text:time>16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 </meta:initial-creator>
    <meta:creation-date>2013-04-16T14:02:46.20</meta:creation-date>
    <dc:date>2013-04-20T16:32:13.71</dc:date>
    <dc:creator>Pat </dc:creator>
    <meta:editing-duration>PT32M58S</meta:editing-duration>
    <meta:editing-cycles>7</meta:editing-cycles>
    <meta:generator>OpenOffice.org/3.3$Win32 OpenOffice.org_project/330m20$Build-9567</meta:generator>
    <meta:document-statistic meta:table-count="3" meta:cell-count="14" meta:object-count="0"/>
  </office:meta>
</office:document-meta>
</file>